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Chorus" svg:font-family="TeXGyreChoru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e8a202" draw:fill-color="#e8a202" draw:textarea-horizontal-align="justify" draw:textarea-vertical-align="middle" draw:auto-grow-height="false" fo:min-height="0.763cm" fo:min-width="0cm"/>
    </style:style>
    <style:style style:name="gr2" style:family="graphic" style:parent-style-name="standard">
      <style:graphic-properties draw:stroke="none" draw:fill-color="#069a2e" draw:textarea-horizontal-align="justify" draw:textarea-vertical-align="middle" draw:auto-grow-height="false" fo:min-height="1.026cm" fo:min-width="0cm"/>
    </style:style>
    <style:style style:name="gr3" style:family="graphic" style:parent-style-name="standard">
      <style:graphic-properties draw:stroke="none" draw:fill-color="#ffd428" draw:textarea-horizontal-align="justify" draw:textarea-vertical-align="middle" draw:auto-grow-height="false" fo:min-height="0.139cm" fo:min-width="0cm"/>
    </style:style>
    <style:style style:name="gr4" style:family="graphic" style:parent-style-name="standard">
      <style:graphic-properties draw:stroke="solid" svg:stroke-color="#ffd428" draw:fill-color="#e8a202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solid" svg:stroke-width="0.053cm" svg:stroke-color="#000000" draw:marker-start-width="0.279cm" draw:marker-end-width="0.279cm" draw:fill="solid" draw:fill-color="#ffd428" draw:textarea-vertical-align="middle" draw:auto-grow-height="false" fo:min-height="0.136cm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069a2e" draw:textarea-horizontal-align="justify" draw:textarea-vertical-align="middle" draw:auto-grow-height="false" fo:min-height="1.02cm" fo:min-width="0cm"/>
    </style:style>
    <style:style style:name="gr10" style:family="graphic" style:parent-style-name="standard">
      <style:graphic-properties draw:stroke="none" svg:stroke-color="#e8a202" draw:fill-color="#e8a202" draw:textarea-horizontal-align="justify" draw:textarea-vertical-align="middle" draw:auto-grow-height="false" fo:min-height="0.766cm" fo:min-width="0cm"/>
    </style:style>
    <style:style style:name="gr11" style:family="graphic" style:parent-style-name="standard">
      <style:graphic-properties draw:stroke="none" draw:fill-color="#ffd428" draw:textarea-horizontal-align="justify" draw:textarea-vertical-align="middle" draw:auto-grow-height="false" fo:min-height="0.131cm" fo:min-width="0cm"/>
    </style:style>
    <style:style style:name="gr12" style:family="graphic" style:parent-style-name="objectwithoutfill">
      <style:graphic-properties svg:stroke-width="0.081cm" draw:marker-start-width="0.442cm" draw:marker-end-width="0.442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1.547cm"/>
    </style:style>
    <style:style style:name="P1" style:family="paragraph">
      <loext:graphic-properties draw:fill-color="#e8a202"/>
      <style:paragraph-properties fo:text-align="center"/>
    </style:style>
    <style:style style:name="P2" style:family="paragraph">
      <loext:graphic-properties draw:fill-color="#069a2e"/>
      <style:paragraph-properties fo:text-align="center"/>
    </style:style>
    <style:style style:name="P3" style:family="paragraph">
      <loext:graphic-properties draw:fill-color="#ffd428"/>
      <style:paragraph-properties fo:text-align="center"/>
    </style:style>
    <style:style style:name="P4" style:family="paragraph">
      <loext:graphic-properties draw:fill-color="#e8a202"/>
      <style:paragraph-properties fo:text-align="center"/>
      <style:text-properties fo:background-color="#e8a202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style:font-name="TeXGyreChorus" fo:font-size="1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6cm" svg:height="1.27cm" svg:x="0.699cm" svg:y="1.651cm">
          <text:p/>
          <draw:enhanced-geometry svg:viewBox="0 0 88 21600" draw:glue-points="44 ?f6 44 0 0 10800 44 21600 88 10800" draw:text-areas="0 ?f6 88 ?f3" draw:type="can" draw:modifiers="2923.052714398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0.317cm" svg:height="1.27cm" svg:x="1.497cm" svg:y="0.852cm">
          <text:p/>
          <draw:enhanced-geometry svg:viewBox="0 0 88 21600" draw:glue-points="44 ?f6 44 0 0 10800 44 21600 88 10800" draw:text-areas="0 ?f6 88 ?f3" draw:type="can" draw:modifiers="2923.052714398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0.316cm" svg:height="1.27cm" svg:x="1.098cm" svg:y="1.253cm">
          <text:p/>
          <draw:enhanced-geometry svg:viewBox="0 0 88 21600" draw:glue-points="44 ?f6 44 0 0 10800 44 21600 88 10800" draw:text-areas="0 ?f6 88 ?f3" draw:type="can" draw:modifiers="2923.0527143981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902cm" svg:height="2.794cm" svg:x="0.508cm" svg:y="1.01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246.01769911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1.648cm" svg:height="1.906cm" svg:x="0.888cm" svg:y="1.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94.130202774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4" draw:layer="layout" svg:width="0.318cm" svg:height="0.253cm" draw:transform="rotate (-1.5707963267949) translate (2.635cm 1.397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path draw:style-name="gr5" draw:text-style-name="P5" draw:layer="layout" svg:width="1.416cm" svg:height="0.494cm" svg:x="2.605cm" svg:y="1.55cm" svg:viewBox="0 0 1417 495" svg:d="M0 12c185-13 258 132 287 253 36 143 184 216 325 228 162 14 287-67 408-144 148-94 289-208 397-349">
          <text:p/>
        </draw:path>
        <draw:line draw:style-name="gr6" draw:text-style-name="P5" draw:layer="layout" svg:x1="3.867cm" svg:y1="3.175cm" svg:x2="4.753cm" svg:y2="3.175cm">
          <text:p/>
        </draw:line>
        <draw:line draw:style-name="gr7" draw:text-style-name="P5" draw:layer="layout" svg:x1="4.754cm" svg:y1="2.54cm" svg:x2="4.754cm" svg:y2="3.81cm">
          <text:p/>
        </draw:line>
        <draw:line draw:style-name="gr7" draw:text-style-name="P5" draw:layer="layout" svg:x1="5.135cm" svg:y1="2.54cm" svg:x2="5.135cm" svg:y2="3.81cm">
          <text:p/>
        </draw:line>
        <draw:line draw:style-name="gr8" draw:text-style-name="P6" draw:layer="layout" svg:x1="5.135cm" svg:y1="3.175cm" svg:x2="6.085cm" svg:y2="3.175cm">
          <text:p/>
        </draw:line>
        <draw:custom-shape draw:style-name="gr9" draw:text-style-name="P2" draw:layer="layout" svg:width="0.38cm" svg:height="1.27cm" svg:x="4.755cm" svg:y="1.0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54cm" svg:height="1.016cm" svg:x="4.501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0.127cm" svg:height="0.381cm" svg:x="5.135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5.262cm" svg:y1="1.46cm" svg:x2="5.832cm" svg:y2="1.46cm">
          <text:p/>
        </draw:line>
        <draw:frame draw:style-name="gr13" draw:text-style-name="P7" draw:layer="layout" svg:width="2.17cm" svg:height="1.085cm" svg:x="5.323cm" svg:y="2.095cm">
          <draw:text-box>
            <text:p><text:span text:style-name="T1">O</text:span>(pF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Chorus" svg:font-family="TeXGyreChorus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08cm" fo:margin-bottom="0.508cm" fo:margin-left="0.508cm" fo:margin-right="0.508cm" fo:page-width="7.62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22:27:58.840130014</meta:creation-date>
    <dc:date>2019-01-16T23:20:51.442157027</dc:date>
    <meta:editing-duration>PT1M50S</meta:editing-duration>
    <meta:editing-cycles>1</meta:editing-cycles>
    <meta:document-statistic meta:object-count="16"/>
    <meta:generator>LibreOffice/6.1.3.2$Linux_X86_64 LibreOffice_project/10$Build-2</meta:generator>
  </office:meta>
</office:document-meta>
</file>